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/>
    </style:style>
    <style:style style:name="T2" style:family="text">
      <style:text-properties fo:font-variant="normal" fo:text-transform="none" fo:color="#262626" fo:letter-spacing="normal" officeooo:rsid="00916368" style:font-name-asian="apple-system" style:font-size-asian="10.5pt" style:font-style-asian="normal"/>
    </style:style>
    <style:style style:name="T3" style:family="text">
      <style:text-properties fo:font-variant="normal" fo:text-transform="none" fo:color="#262626" fo:letter-spacing="normal" officeooo:rsid="00934d84" style:font-name-asian="apple-system" style:font-size-asian="10.5pt" style:font-style-asian="normal"/>
    </style:style>
    <style:style style:name="T4" style:family="text">
      <style:text-properties fo:font-variant="normal" fo:text-transform="none" fo:color="#262626" style:font-name="apple-system" fo:font-size="10.5pt" fo:letter-spacing="normal" fo:font-style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一</text:span><text:line-break/><text:line-break/><text:span text:style-name="T1">一畝方</text:span><text:span text:style-name="T2">田</text:span><text:span text:style-name="T1">一口井</text:span><text:line-break/><text:span text:style-name="T1">一灣潭水</text:span><text:span text:style-name="T3">映</text:span><text:span text:style-name="T1">山月</text:span><text:line-break/><text:span text:style-name="T1">一曲漁歌唱晚霞</text:span><text:line-break/><text:span text:style-name="T1">一眉柳月照秋水</text:span><text:line-break/><text:span text:style-name="T1">一個含笑半羞花</text:span><text:line-break/><text:span text:style-name="T1">一對掌心一世界</text:span><text:line-break/><text:line-break/><text:span text:style-name="T4">----</text:span><text:line-break/><text:span text:style-name="T1">一個含笑半步癲</text:span><text:line-break/><text:span text:style-name="T1">一個秋香伴家奴</text:span><text:line-break/><text:span text:style-name="T1">哈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6-26T13:52:30.322522458</dc:date>
    <meta:editing-duration>PT3H33M42S</meta:editing-duration>
    <meta:editing-cycles>127</meta:editing-cycles>
    <meta:document-statistic meta:table-count="0" meta:image-count="0" meta:object-count="0" meta:page-count="1" meta:paragraph-count="1" meta:word-count="60" meta:character-count="75" meta:non-whitespace-character-count="63"/>
  </office:meta>
</office:document-meta>
</file>